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cm" loext:contextual-spacing="false" fo:line-height="100%"/>
      <style:text-properties officeooo:paragraph-rsid="001bcd6d"/>
    </style:style>
    <style:style style:name="P2" style:family="paragraph" style:parent-style-name="Text_20_body">
      <style:paragraph-properties fo:margin-top="0.101cm" fo:margin-bottom="0cm" loext:contextual-spacing="false" fo:line-height="100%"/>
      <style:text-properties officeooo:paragraph-rsid="001dad8d"/>
    </style:style>
    <style:style style:name="P3" style:family="paragraph" style:parent-style-name="Text_20_body">
      <style:paragraph-properties fo:margin-top="0.101cm" fo:margin-bottom="0cm" loext:contextual-spacing="false" fo:line-height="100%"/>
      <style:text-properties style:font-name="Times New Roman" fo:font-size="12pt" fo:font-weight="normal" officeooo:rsid="001dad8d" officeooo:paragraph-rsid="001dad8d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margin-top="0.199cm" fo:margin-bottom="0cm" loext:contextual-spacing="false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199cm" fo:margin-bottom="0cm" loext:contextual-spacing="false" fo:line-height="100%"/>
      <style:text-properties style:font-name="Times New Roman" fo:font-size="12pt" fo:font-weight="normal" officeooo:rsid="001bcd6d" officeooo:paragraph-rsid="001bcd6d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top="0.101cm" fo:margin-bottom="0cm" loext:contextual-spacing="false" fo:line-height="100%"/>
      <style:text-properties style:font-name="Times New Roman" fo:font-size="12pt" fo:font-weight="normal" officeooo:rsid="001eb7ee" officeooo:paragraph-rsid="001eb7ee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.101cm" fo:margin-bottom="0cm" loext:contextual-spacing="false" fo:line-height="100%"/>
      <style:text-properties style:font-name="Times New Roman" fo:font-size="12pt" fo:font-weight="normal" officeooo:rsid="001ff402" officeooo:paragraph-rsid="001ff402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margin-top="0.101cm" fo:margin-bottom="0cm" loext:contextual-spacing="false" fo:line-height="100%"/>
      <style:text-properties style:font-name="Times New Roman" fo:font-size="12pt" fo:font-weight="normal" officeooo:rsid="0022f7ee" officeooo:paragraph-rsid="0022f7ee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top="0.101cm" fo:margin-bottom="0cm" loext:contextual-spacing="false" fo:line-height="100%"/>
      <style:text-properties style:font-name="Times New Roman" fo:font-size="12pt" fo:font-weight="normal" officeooo:rsid="0022f7ee" officeooo:paragraph-rsid="00240a6a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.101cm" fo:margin-bottom="0cm" loext:contextual-spacing="false" fo:line-height="100%"/>
      <style:text-properties style:font-name="Times New Roman" fo:font-size="12pt" fo:font-weight="normal" officeooo:rsid="0021e1a3" officeooo:paragraph-rsid="001ff402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top="0.101cm" fo:margin-bottom="0cm" loext:contextual-spacing="false" fo:line-height="100%"/>
      <style:text-properties style:font-name="Times New Roman" fo:font-size="12pt" fo:font-weight="normal" officeooo:rsid="0021e1a3" officeooo:paragraph-rsid="0021e1a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01cm" fo:margin-bottom="0cm" loext:contextual-spacing="false" fo:line-height="100%"/>
      <style:text-properties style:font-name="Times New Roman" fo:font-size="12pt" fo:font-weight="normal" officeooo:rsid="001bcd6d" officeooo:paragraph-rsid="001bcd6d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margin-top="0.101cm" fo:margin-bottom="0cm" loext:contextual-spacing="false" fo:line-height="100%"/>
      <style:text-properties style:font-name="Times New Roman" fo:font-size="12pt" fo:font-weight="normal" officeooo:rsid="00240a6a" officeooo:paragraph-rsid="00240a6a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.101cm" fo:margin-bottom="0cm" loext:contextual-spacing="false" fo:line-height="100%"/>
      <style:text-properties style:font-name="Times New Roman" fo:font-size="12pt" fo:font-weight="normal" officeooo:rsid="002340e4" officeooo:paragraph-rsid="00240a6a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.101cm" fo:margin-bottom="0cm" loext:contextual-spacing="false" fo:line-height="100%"/>
      <style:text-properties style:font-name="Times New Roman" fo:font-size="12pt" fo:font-weight="normal" officeooo:rsid="002340e4" officeooo:paragraph-rsid="002340e4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top="0.101cm" fo:margin-bottom="0cm" loext:contextual-spacing="false" fo:line-height="100%"/>
      <style:text-properties style:font-name="Times New Roman" fo:font-size="12pt" fo:font-weight="normal" officeooo:rsid="00250153" officeooo:paragraph-rsid="00250153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top="0.101cm" fo:margin-bottom="0cm" loext:contextual-spacing="false" fo:line-height="100%"/>
      <style:text-properties style:font-name="Times New Roman" fo:font-size="12pt" fo:font-weight="normal" officeooo:rsid="0027d6d8" officeooo:paragraph-rsid="0027d6d8" style:font-size-asian="12pt" style:font-weight-asian="normal" style:font-size-complex="12pt" style:font-weight-complex="normal"/>
    </style:style>
    <style:style style:name="P18" style:family="paragraph" style:parent-style-name="Text_20_body" style:list-style-name="L4">
      <style:paragraph-properties fo:margin-top="0.101cm" fo:margin-bottom="0cm" loext:contextual-spacing="false" fo:line-height="100%"/>
      <style:text-properties style:font-name="Times New Roman" fo:font-size="12pt" fo:font-weight="normal" officeooo:rsid="0027d6d8" officeooo:paragraph-rsid="0027d6d8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margin-top="0.101cm" fo:margin-bottom="0cm" loext:contextual-spacing="false" fo:line-height="100%"/>
      <style:text-properties style:font-name="Times New Roman" fo:font-size="12pt" fo:font-weight="normal" officeooo:rsid="0028cbd7" officeooo:paragraph-rsid="0028cbd7" style:font-size-asian="12pt" style:font-weight-asian="normal" style:font-size-complex="12pt" style:font-weight-complex="normal"/>
    </style:style>
    <style:style style:name="P20" style:family="paragraph" style:parent-style-name="Text_20_body" style:list-style-name="L5">
      <style:paragraph-properties fo:margin-top="0.101cm" fo:margin-bottom="0cm" loext:contextual-spacing="false" fo:line-height="100%"/>
      <style:text-properties style:font-name="Times New Roman" fo:font-size="12pt" fo:font-weight="normal" officeooo:rsid="002541ee" officeooo:paragraph-rsid="002541ee" style:font-size-asian="12pt" style:font-weight-asian="normal" style:font-size-complex="12pt" style:font-weight-complex="normal"/>
    </style:style>
    <style:style style:name="P21" style:family="paragraph" style:parent-style-name="Text_20_body" style:list-style-name="L6">
      <style:paragraph-properties fo:margin-top="0.101cm" fo:margin-bottom="0cm" loext:contextual-spacing="false" fo:line-height="100%"/>
      <style:text-properties style:font-name="Times New Roman" fo:font-size="12pt" fo:font-weight="normal" officeooo:rsid="002541ee" officeooo:paragraph-rsid="002541e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01cm" fo:margin-bottom="0cm" loext:contextual-spacing="false" fo:line-height="100%"/>
      <style:text-properties style:font-name="Times New Roman" fo:font-size="12pt" fo:font-weight="normal" officeooo:rsid="00299fd5" officeooo:paragraph-rsid="00299fd5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margin-top="0.101cm" fo:margin-bottom="0cm" loext:contextual-spacing="false" fo:line-height="100%"/>
      <style:text-properties fo:font-weight="normal" officeooo:paragraph-rsid="00250153" style:font-weight-asian="normal" style:font-weight-complex="normal"/>
    </style:style>
    <style:style style:name="T1" style:family="text">
      <style:text-properties style:font-name="Times New Roman" fo:font-size="12pt" officeooo:rsid="001dad8d" style:font-size-asian="12pt" style:font-size-complex="12pt"/>
    </style:style>
    <style:style style:name="T2" style:family="text">
      <style:text-properties style:font-name="Times New Roman" fo:font-size="12pt" officeooo:rsid="00250153" style:font-size-asian="12pt" style:font-size-complex="12pt"/>
    </style:style>
    <style:style style:name="T3" style:family="text">
      <style:text-properties style:font-name="Times New Roman" fo:font-size="12pt" fo:font-weight="normal" officeooo:rsid="001bcd6d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dad8d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22f7ee" style:font-size-asian="12pt" style:font-weight-asian="normal" style:font-size-complex="12pt" style:font-weight-complex="normal"/>
    </style:style>
    <style:style style:name="T6" style:family="text">
      <style:text-properties officeooo:rsid="0026893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DICE TENTATIVO</text:h>
      <text:p text:style-name="P5">CAPÍTULO I MARCO INTRODUCTORIO</text:p>
      <text:list xml:id="list8039416431904673317" text:style-name="L1">
        <text:list-item>
          <text:list>
            <text:list-item>
              <text:p text:style-name="P6">INTRODUCCIÓN</text:p>
            </text:list-item>
            <text:list-item>
              <text:p text:style-name="P6">ANTECEDENTES</text:p>
              <text:list>
                <text:list-item>
                  <text:p text:style-name="P6">ANTECEDENTES INSTITUCIONALES</text:p>
                </text:list-item>
                <text:list-item>
                  <text:p text:style-name="P7">ANTECEDENTES DE PROYECTOS SIMILARES</text:p>
                </text:list-item>
              </text:list>
            </text:list-item>
            <text:list-item>
              <text:p text:style-name="P7">PLANTEAMIENTO DEL PROBLEMA</text:p>
              <text:list>
                <text:list-item>
                  <text:p text:style-name="P7">PROBLEMA CENTRAL</text:p>
                </text:list-item>
                <text:list-item>
                  <text:p text:style-name="P7">PROBLEMAS SECUNDARIOS</text:p>
                </text:list-item>
              </text:list>
            </text:list-item>
            <text:list-item>
              <text:p text:style-name="P8">DEFINICIÓN DE OBJETIVOS</text:p>
              <text:list>
                <text:list-item>
                  <text:p text:style-name="P8">OBJETIVO GENERAL</text:p>
                </text:list-item>
                <text:list-item>
                  <text:p text:style-name="P8">OBJETIVOS ESPECÍFICOS</text:p>
                </text:list-item>
              </text:list>
            </text:list-item>
            <text:list-item>
              <text:p text:style-name="P10">JUSTIFICACIÓN</text:p>
              <text:list>
                <text:list-item>
                  <text:p text:style-name="P11">JUSTIFICACIÓN ECONÓMICA</text:p>
                </text:list-item>
                <text:list-item>
                  <text:p text:style-name="P11">JUSTIFICACIÓN SOCIAL</text:p>
                </text:list-item>
                <text:list-item>
                  <text:p text:style-name="P11">JUSTIFICACIÓN TECNOLÓGICA</text:p>
                </text:list-item>
              </text:list>
            </text:list-item>
            <text:list-item>
              <text:p text:style-name="P8">ALCANCES Y LÍMITES</text:p>
              <text:list>
                <text:list-item>
                  <text:p text:style-name="P8">LÍMITES</text:p>
                </text:list-item>
                <text:list-item>
                  <text:p text:style-name="P8">ALCANCES</text:p>
                </text:list-item>
              </text:list>
            </text:list-item>
            <text:list-item>
              <text:p text:style-name="P8">APORTES</text:p>
              <text:list>
                <text:list-item>
                  <text:p text:style-name="P8">APORTE TEÓRICO</text:p>
                </text:list-item>
                <text:list-item>
                  <text:p text:style-name="P8">APORTE PRÁCTICO</text:p>
                </text:list-item>
              </text:list>
            </text:list-item>
          </text:list>
        </text:list-item>
      </text:list>
      <text:p text:style-name="P12">CAPÍTULO II MARCO TEÓRICO</text:p>
      <text:list xml:id="list6997253128280742048" text:style-name="L2">
        <text:list-item>
          <text:list>
            <text:list-item>
              <text:p text:style-name="P13">CRIPTOGRAFÍA</text:p>
              <text:list>
                <text:list-item>
                  <text:p text:style-name="P13">TIPOS DE CRIPTOGRAFÍA</text:p>
                </text:list-item>
              </text:list>
            </text:list-item>
            <text:list-item>
              <text:p text:style-name="P14">CERTIFICADOS</text:p>
              <text:list>
                <text:list-item>
                  <text:p text:style-name="P13">CERTIFICADO DIGITAL</text:p>
                </text:list-item>
                <text:list-item>
                  <text:p text:style-name="P13">AUTORIDAD CERTIFICADORA</text:p>
                  <text:list>
                    <text:list-item>
                      <text:p text:style-name="P13">CACERT</text:p>
                    </text:list-item>
                  </text:list>
                </text:list-item>
                <text:list-item>
                  <text:p text:style-name="P13">PROCESO DE OBTENCIÓN DE CERTIFICADO</text:p>
                </text:list-item>
              </text:list>
            </text:list-item>
            <text:list-item>
              <text:p text:style-name="P14">FIRMA DIGITAL</text:p>
              <text:list>
                <text:list-item>
                  <text:p text:style-name="P13">TIPOS DE FIRMA DIGITAL</text:p>
                </text:list-item>
                <text:list-item>
                  <text:p text:style-name="P13">FORMATOS DE FIRMA DIGITAL</text:p>
                </text:list-item>
              </text:list>
            </text:list-item>
            <text:list-item>
              <text:p text:style-name="P13">SELLADO DE TIEMPO</text:p>
            </text:list-item>
            <text:list-item>
              <text:p text:style-name="P13">FUNCION HASH</text:p>
            </text:list-item>
            <text:list-item>
              <text:p text:style-name="P13"><text:soft-page-break/>CÓDIGOS DE BARRA USADOS: CÓDIGO QR</text:p>
            </text:list-item>
            <text:list-item>
              <text:p text:style-name="P9">INGENIERÍA DE SOFTWARE</text:p>
            </text:list-item>
            <text:list-item>
              <text:p text:style-name="P15">METODOLOGÍAS DE DESARROLLO DE SOFTWARE</text:p>
            </text:list-item>
            <text:list-item>
              <text:p text:style-name="P15">METODOLOGÍA ÁGIL <text:span text:style-name="T6">PROGRAMACIÓN EXTREMA (</text:span>XP<text:span text:style-name="T6">)</text:span></text:p>
              <text:list>
                <text:list-item>
                  <text:p text:style-name="P16">TEORÍA DE XP</text:p>
                </text:list-item>
                <text:list-item>
                  <text:p text:style-name="P16">ELEMENTOS DE XP</text:p>
                </text:list-item>
                <text:list-item>
                  <text:p text:style-name="P16">FASES DE XP</text:p>
                </text:list-item>
              </text:list>
            </text:list-item>
            <text:list-item>
              <text:p text:style-name="P16">HERRAMIENTAS DE DESARROLLO</text:p>
              <text:list>
                <text:list-item>
                  <text:p text:style-name="P16">MAVEN</text:p>
                </text:list-item>
                <text:list-item>
                  <text:p text:style-name="P16">GESTOR DE BASE DE DATOS MYSQL</text:p>
                </text:list-item>
              </text:list>
            </text:list-item>
          </text:list>
        </text:list-item>
      </text:list>
      <text:p text:style-name="P1"><text:span text:style-name="T3">CAPÍTULO III </text:span><text:span text:style-name="T4">MARCO APLICATIVO</text:span></text:p>
      <text:list xml:id="list2456983538977402880" text:style-name="L3">
        <text:list-item>
          <text:list>
            <text:list-item>
              <text:p text:style-name="P23"><text:span text:style-name="T1">I</text:span><text:span text:style-name="T2">NTRODUCCIÓN</text:span></text:p>
            </text:list-item>
            <text:list-item>
              <text:p text:style-name="P17">IDENTIFICACIÓN DE ROLES Y TAREAS</text:p>
            </text:list-item>
            <text:list-item>
              <text:p text:style-name="P17">DESCRIPCIÓN DE LOS ESCENARIOS</text:p>
            </text:list-item>
            <text:list-item>
              <text:p text:style-name="P17">MODELO DE CASOS DE USO</text:p>
            </text:list-item>
            <text:list-item>
              <text:p text:style-name="P17">FASE I: EXPLORACIÓN</text:p>
              <text:list>
                <text:list-item>
                  <text:p text:style-name="P17">HISTORIAS DE USUARIO</text:p>
                </text:list-item>
                <text:list-item>
                  <text:p text:style-name="P17">DETALLE DE LAS HISTORIAS DE USUARIO</text:p>
                </text:list-item>
                <text:list-item>
                  <text:p text:style-name="P17">PLATAFORMA DE DESARROLLO</text:p>
                </text:list-item>
              </text:list>
            </text:list-item>
            <text:list-item>
              <text:p text:style-name="P17">FASE II: PLANIFICACIÓN DE LA ENTREGA</text:p>
              <text:list>
                <text:list-item>
                  <text:p text:style-name="P17">ESTIMACIÓN DE ESFUERZO</text:p>
                </text:list-item>
                <text:list-item>
                  <text:p text:style-name="P17">PLANIFICACIÓN</text:p>
                </text:list-item>
              </text:list>
            </text:list-item>
            <text:list-item>
              <text:p text:style-name="P17">FASE III: ITERACIONES</text:p>
              <text:list>
                <text:list-item>
                  <text:p text:style-name="P17">PRIMERA ITERACIÓN</text:p>
                </text:list-item>
                <text:list-item>
                  <text:p text:style-name="P17">SEGUNDA ITERACIÓN</text:p>
                </text:list-item>
                <text:list-item>
                  <text:p text:style-name="P17">TERCERA ITERACIÓN</text:p>
                </text:list-item>
                <text:list-item>
                  <text:p text:style-name="P17">CUARTA ITERACIÓN</text:p>
                </text:list-item>
                <text:list-item>
                  <text:p text:style-name="P17">POLÍTICAS DE SEGURIDAD</text:p>
                </text:list-item>
                <text:list-item>
                  <text:p text:style-name="P17">POLÍTICAS DE MANTENIMIENTO</text:p>
                  <text:list>
                    <text:list-item>
                      <text:p text:style-name="P17">PLAN DE CAPACITACIÓN</text:p>
                    </text:list-item>
                    <text:list-item>
                      <text:p text:style-name="P17">MANTENIMIENTO PREVENTIVO</text:p>
                    </text:list-item>
                    <text:list-item>
                      <text:p text:style-name="P17">MANTENIMIENTO CORRECTIVO</text:p>
                    </text:list-item>
                  </text:list>
                </text:list-item>
                <text:list-item>
                  <text:p text:style-name="P17">DIAGRAMA DE CLASES</text:p>
                </text:list-item>
                <text:list-item>
                  <text:p text:style-name="P17">ARQUITECTURA DEL SISTEMA</text:p>
                </text:list-item>
              </text:list>
            </text:list-item>
          </text:list>
        </text:list-item>
      </text:list>
      <text:p text:style-name="P2"><text:span text:style-name="T4">CAPITULO IV </text:span><text:span text:style-name="T5">EVALUACIÓN</text:span><text:span text:style-name="T4"> DE FIRMA DIGITAL</text:span></text:p>
      <text:list xml:id="list71983699416927451" text:style-name="L4">
        <text:list-item>
          <text:list>
            <text:list-item>
              <text:p text:style-name="P18"><text:soft-page-break/>FUNCIONALIDAD</text:p>
            </text:list-item>
            <text:list-item>
              <text:p text:style-name="P18">CONFIABILIDAD</text:p>
            </text:list-item>
            <text:list-item>
              <text:p text:style-name="P19">CERTIFICACIÓN</text:p>
            </text:list-item>
          </text:list>
        </text:list-item>
      </text:list>
      <text:p text:style-name="P3">CAPITULO V ANÁLISIS COSTO BENEFICIO</text:p>
      <text:list xml:id="list5874418405267559883" text:style-name="L5">
        <text:list-item>
          <text:list>
            <text:list-item>
              <text:p text:style-name="P20">COCOMO</text:p>
              <text:list>
                <text:list-item>
                  <text:p text:style-name="P20">COSTO DE LA ELABORACIÓN DEL PROYECTO</text:p>
                </text:list-item>
                <text:list-item>
                  <text:p text:style-name="P20">COSTOS DEL SOFTWARE DESARROLLADO</text:p>
                </text:list-item>
                <text:list-item>
                  <text:p text:style-name="P20">COSTOS DE LA IMPLEMENTACIÓN DEL SISTEMA</text:p>
                </text:list-item>
              </text:list>
            </text:list-item>
          </text:list>
        </text:list-item>
      </text:list>
      <text:p text:style-name="P3">CAPITULO VI CONCLUSIONES Y RECOMENDACIONES</text:p>
      <text:list xml:id="list663765562523955647" text:style-name="L6">
        <text:list-item>
          <text:list>
            <text:list-item>
              <text:p text:style-name="P21">CONCLUSIONES</text:p>
            </text:list-item>
            <text:list-item>
              <text:p text:style-name="P21">RECOMENDACIONES</text:p>
            </text:list-item>
          </text:list>
        </text:list-item>
      </text:list>
      <text:p text:style-name="P22">BIBLIOGRAFÍA</text:p>
      <text:p text:style-name="P22">ANEX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1" text:start-value="1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47:38.420920067</meta:creation-date>
    <dc:date>2015-06-25T11:40:16.366509844</dc:date>
    <dc:creator>armin </dc:creator>
    <meta:editing-duration>PT30M2S</meta:editing-duration>
    <meta:editing-cycles>8</meta:editing-cycles>
    <meta:generator>LibreOffice/4.4.3.2$Linux_X86_64 LibreOffice_project/40m0$Build-2</meta:generator>
    <meta:document-statistic meta:table-count="0" meta:image-count="0" meta:object-count="0" meta:page-count="3" meta:paragraph-count="83" meta:word-count="306" meta:character-count="2131" meta:non-whitespace-character-count="1983"/>
  </office:meta>
</office:document-meta>
</file>